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49" calcext:value-type="float">
            <text:p>649</text:p>
          </table:table-cell>
          <table:table-cell table:style-name="ce7" table:formula="of:=COUNTIF([.B7:.B999];&quot;X&quot;)" office:value-type="float" office:value="542" calcext:value-type="float">
            <text:p>542</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6" calcext:value-type="float">
            <text:p>76</text:p>
          </table:table-cell>
          <table:table-cell table:style-name="ce25" table:formula="of:=SUM([.B2:.F2])" office:value-type="float" office:value="690" calcext:value-type="float">
            <text:p>69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30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22">00/00/0000</text:date>, <text:time style:data-style-name="N2" text:time-value="19:24:31.33076384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22T19:25:33.718955862</dc:date>
    <meta:editing-duration>PT17H49M4S</meta:editing-duration>
    <meta:editing-cycles>635</meta:editing-cycles>
    <meta:document-statistic meta:table-count="1" meta:cell-count="3898" meta:object-count="0"/>
  </office:meta>
</office:document-meta>
</file>